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bac" officeooo:paragraph-rsid="00144bac"/>
    </style:style>
    <style:style style:name="P2" style:family="paragraph" style:parent-style-name="Standard">
      <style:text-properties officeooo:rsid="00144bac" officeooo:paragraph-rsid="0015a491"/>
    </style:style>
    <style:style style:name="P3" style:family="paragraph" style:parent-style-name="Standard">
      <style:text-properties officeooo:rsid="0015a491" officeooo:paragraph-rsid="0015a491"/>
    </style:style>
    <style:style style:name="P4" style:family="paragraph" style:parent-style-name="Standard">
      <style:text-properties officeooo:rsid="0015a491" officeooo:paragraph-rsid="00171c49"/>
    </style:style>
    <style:style style:name="P5" style:family="paragraph" style:parent-style-name="Standard">
      <style:text-properties officeooo:rsid="00171c49" officeooo:paragraph-rsid="00171c49"/>
    </style:style>
    <style:style style:name="T1" style:family="text">
      <style:text-properties officeooo:rsid="0015a491"/>
    </style:style>
    <style:style style:name="T2" style:family="text">
      <style:text-properties officeooo:rsid="0017a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unktionsprinzip von 5-phasigen Schrittmotoren</text:p>
      <text:p text:style-name="P1"/>
      <text:p text:style-name="P1">Der Stator besteht effektiv aus separaten 5 Elektromagneten (die jeweils aus 2 gegenüberliegenden Elektromagneten bestehen, die gleichzeitig unter Spannung gesetzt werden): W1 bis W5.</text:p>
      <text:p text:style-name="P1"/>
      <text:p text:style-name="P2">Zwei Betriebsmodi sind <text:span text:style-name="T1">dabei </text:span>möglich: Halbschritt und Ganzschritt.</text:p>
      <text:p text:style-name="P2"/>
      <text:p text:style-name="P1"/>
      <text:p text:style-name="P3">Schritt-Algorithmus:</text:p>
      <text:p text:style-name="P1"/>
      <text:p text:style-name="P1"><text:span text:style-name="T1">4 der 5 Spulen sind</text:span> alternierend <text:span text:style-name="T1">magnetisiert, die fünfte Spule Wnow ist entmagnetisiert </text:span>(z.B. <text:span text:style-name="T1">W1-5: </text:span>N-S-N-S-<text:span text:style-name="T1">0)</text:span>.</text:p>
      <text:p text:style-name="P1"/>
      <text:p text:style-name="P3">Je nach Drehrichtung wird die nächste Spule Wnext ausgewählt (hier W4 oder W1).</text:p>
      <text:p text:style-name="P1"/>
      <text:p text:style-name="P4">Im Halbschritt-Modus</text:p>
      <text:p text:style-name="P5"><text:span text:style-name="T2">Wenn Wnow entmagnetisiert ist, wird </text:span>Wnow wie Wnext magnetisiert, alle 5 Spulen sind <text:span text:style-name="T2">nun </text:span>magnetisiert</text:p>
      <text:p text:style-name="P5"><text:span text:style-name="T2">I</text:span>m nächsten Schritt, <text:span text:style-name="T2">wenn Wnow schon wie Wnext magnetisiert ist,</text:span> wird Wnext entmagnetisiert, <text:span text:style-name="T2">Wnow wird Wnext</text:span></text:p>
      <text:p text:style-name="P4"/>
      <text:p text:style-name="P3">Im Ganzschritt-Modus</text:p>
      <text:p text:style-name="P3">Wnow wird wie Wnext magnetisiert, dann Wnext entmagnetisiert, in einem Schri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3:17:38.859427326</meta:creation-date>
    <dc:date>2014-06-05T15:05:32.651891955</dc:date>
    <meta:editing-duration>P1DT1H39M52S</meta:editing-duration>
    <meta:editing-cycles>4</meta:editing-cycles>
    <meta:generator>LibreOffice/4.1.5.3$Linux_x86 LibreOffice_project/410m0$Build-3</meta:generator>
    <meta:document-statistic meta:table-count="0" meta:image-count="0" meta:object-count="0" meta:page-count="1" meta:paragraph-count="11" meta:word-count="112" meta:character-count="832" meta:non-whitespace-character-count="731"/>
  </office:meta>
</office:document-meta>
</file>